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 </text:p>
          </table:table-cell>
          <table:table-cell office:value-type="string" calcext:value-type="string">
            <text:p>Station name </text:p>
          </table:table-cell>
          <table:table-cell office:value-type="string" calcext:value-type="string">
            <text:p>Station Abr</text:p>
          </table:table-cell>
        </table:table-row>
        <table:table-row table:style-name="ro1">
          <table:table-cell office:value-type="float" office:value="48.5745" calcext:value-type="float">
            <text:p>48.5745</text:p>
          </table:table-cell>
          <table:table-cell office:value-type="float" office:value="236.554" calcext:value-type="float">
            <text:p>236.5540</text:p>
          </table:table-cell>
          <table:table-cell office:value-type="float" office:value="58" calcext:value-type="float">
            <text:p>58.00</text:p>
          </table:table-cell>
          <table:table-cell office:value-type="string" calcext:value-type="string">
            <text:p>Brentwood Elementary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float" office:value="48.5376" calcext:value-type="float">
            <text:p>48.5376</text:p>
          </table:table-cell>
          <table:table-cell office:value-type="float" office:value="236.499" calcext:value-type="float">
            <text:p>236.4990</text:p>
          </table:table-cell>
          <table:table-cell office:value-type="float" office:value="221" calcext:value-type="float">
            <text:p>221.00</text:p>
          </table:table-cell>
          <table:table-cell office:value-type="string" calcext:value-type="string">
            <text:p>Cal Revelle Nature Sanctuary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float" office:value="48.4655" calcext:value-type="float">
            <text:p>48.4655</text:p>
          </table:table-cell>
          <table:table-cell office:value-type="float" office:value="236.679" calcext:value-type="float">
            <text:p>236.6790</text:p>
          </table:table-cell>
          <table:table-cell office:value-type="float" office:value="51" calcext:value-type="float">
            <text:p>51.00</text:p>
          </table:table-cell>
          <table:table-cell office:value-type="string" calcext:value-type="string">
            <text:p>Campus View Elementary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48.4608" calcext:value-type="float">
            <text:p>48.4608</text:p>
          </table:table-cell>
          <table:table-cell office:value-type="float" office:value="236.607" calcext:value-type="float">
            <text:p>236.607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Colquitz Middle</text:p>
          </table:table-cell>
          <table:table-cell office:value-type="string" calcext:value-type="string">
            <text:p>CQ</text:p>
          </table:table-cell>
        </table:table-row>
        <table:table-row table:style-name="ro1">
          <table:table-cell office:value-type="float" office:value="48.4356" calcext:value-type="float">
            <text:p>48.4356</text:p>
          </table:table-cell>
          <table:table-cell office:value-type="float" office:value="236.514" calcext:value-type="float">
            <text:p>236.5140</text:p>
          </table:table-cell>
          <table:table-cell office:value-type="float" office:value="81" calcext:value-type="float">
            <text:p>81.00</text:p>
          </table:table-cell>
          <table:table-cell office:value-type="string" calcext:value-type="string">
            <text:p>Colwood Elementary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 office:value-type="float" office:value="48.5273" calcext:value-type="float">
            <text:p>48.5273</text:p>
          </table:table-cell>
          <table:table-cell office:value-type="float" office:value="236.63" calcext:value-type="float">
            <text:p>236.6300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Cordova Bay Elementary</text:p>
          </table:table-cell>
          <table:table-cell office:value-type="string" calcext:value-type="string">
            <text:p>CB</text:p>
          </table:table-cell>
        </table:table-row>
        <table:table-row table:style-name="ro1">
          <table:table-cell office:value-type="float" office:value="48.4529" calcext:value-type="float">
            <text:p>48.4529</text:p>
          </table:table-cell>
          <table:table-cell office:value-type="float" office:value="236.523" calcext:value-type="float">
            <text:p>236.5230</text:p>
          </table:table-cell>
          <table:table-cell office:value-type="float" office:value="96" calcext:value-type="float">
            <text:p>96.00</text:p>
          </table:table-cell>
          <table:table-cell office:value-type="string" calcext:value-type="string">
            <text:p>Crystal View Elementary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float" office:value="48.6804" calcext:value-type="float">
            <text:p>48.6804</text:p>
          </table:table-cell>
          <table:table-cell office:value-type="float" office:value="236.543" calcext:value-type="float">
            <text:p>236.5430</text:p>
          </table:table-cell>
          <table:table-cell office:value-type="float" office:value="57" calcext:value-type="float">
            <text:p>57.00</text:p>
          </table:table-cell>
          <table:table-cell office:value-type="string" calcext:value-type="string">
            <text:p>Deep Cove Elementary 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48.4562" calcext:value-type="float">
            <text:p>48.4562</text:p>
          </table:table-cell>
          <table:table-cell office:value-type="float" office:value="236.662" calcext:value-type="float">
            <text:p>236.66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caster Elementar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48.3891" calcext:value-type="float">
            <text:p>48.3891</text:p>
          </table:table-cell>
          <table:table-cell office:value-type="float" office:value="236.304" calcext:value-type="float">
            <text:p>236.304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Edward Milne Community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48.4382" calcext:value-type="float">
            <text:p>48.4382</text:p>
          </table:table-cell>
          <table:table-cell office:value-type="float" office:value="236.604" calcext:value-type="float">
            <text:p>236.604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Esquimalt High</text:p>
          </table:table-cell>
          <table:table-cell office:value-type="string" calcext:value-type="string">
            <text:p>EQ</text:p>
          </table:table-cell>
        </table:table-row>
        <table:table-row table:style-name="ro1">
          <table:table-cell office:value-type="float" office:value="48.66" calcext:value-type="float">
            <text:p>48.6600</text:p>
          </table:table-cell>
          <table:table-cell office:value-type="float" office:value="236.43" calcext:value-type="float">
            <text:p>236.4300</text:p>
          </table:table-cell>
          <table:table-cell office:value-type="float" office:value="52" calcext:value-type="float">
            <text:p>52.00</text:p>
          </table:table-cell>
          <table:table-cell office:value-type="string" calcext:value-type="string">
            <text:p>Frances Kelsey Secondary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float" office:value="48.4651" calcext:value-type="float">
            <text:p>48.4651</text:p>
          </table:table-cell>
          <table:table-cell office:value-type="float" office:value="236.7" calcext:value-type="float">
            <text:p>236.7000</text:p>
          </table:table-cell>
          <table:table-cell office:value-type="float" office:value="27" calcext:value-type="float">
            <text:p>27.00</text:p>
          </table:table-cell>
          <table:table-cell office:value-type="string" calcext:value-type="string">
            <text:p>Frank Hobbs Elementary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48.4281" calcext:value-type="float">
            <text:p>48.4281</text:p>
          </table:table-cell>
          <table:table-cell office:value-type="float" office:value="236.471" calcext:value-type="float">
            <text:p>236.4710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Happy Valley Elementary</text:p>
          </table:table-cell>
          <table:table-cell office:value-type="string" calcext:value-type="string">
            <text:p>HV</text:p>
          </table:table-cell>
        </table:table-row>
        <table:table-row table:style-name="ro1">
          <table:table-cell office:value-type="float" office:value="48.364" calcext:value-type="float">
            <text:p>48.3640</text:p>
          </table:table-cell>
          <table:table-cell office:value-type="float" office:value="236.446" calcext:value-type="float">
            <text:p>236.4460</text:p>
          </table:table-cell>
          <table:table-cell office:value-type="float" office:value="115" calcext:value-type="float">
            <text:p>115.00</text:p>
          </table:table-cell>
          <table:table-cell office:value-type="string" calcext:value-type="string">
            <text:p>Hans Helgesen Elementary</text:p>
          </table:table-cell>
          <table:table-cell office:value-type="string" calcext:value-type="string">
            <text:p>HH</text:p>
          </table:table-cell>
        </table:table-row>
        <table:table-row table:style-name="ro1">
          <table:table-cell office:value-type="float" office:value="48.371" calcext:value-type="float">
            <text:p>48.3710</text:p>
          </table:table-cell>
          <table:table-cell office:value-type="float" office:value="236.25" calcext:value-type="float">
            <text:p>236.2500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John Muir Elementary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float" office:value="48.3874" calcext:value-type="float">
            <text:p>48.3874</text:p>
          </table:table-cell>
          <table:table-cell office:value-type="float" office:value="236.283" calcext:value-type="float">
            <text:p>236.2830</text:p>
          </table:table-cell>
          <table:table-cell office:value-type="float" office:value="55" calcext:value-type="float">
            <text:p>55.00</text:p>
          </table:table-cell>
          <table:table-cell office:value-type="string" calcext:value-type="string">
            <text:p>Journey Middle</text:p>
          </table:table-cell>
          <table:table-cell office:value-type="string" calcext:value-type="string">
            <text:p>JN</text:p>
          </table:table-cell>
        </table:table-row>
        <table:table-row table:style-name="ro1">
          <table:table-cell office:value-type="float" office:value="48.5677" calcext:value-type="float">
            <text:p>48.5677</text:p>
          </table:table-cell>
          <table:table-cell office:value-type="float" office:value="236.597" calcext:value-type="float">
            <text:p>236.59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eating Elementary</text:p>
          </table:table-cell>
          <table:table-cell office:value-type="string" calcext:value-type="string">
            <text:p>KT</text:p>
          </table:table-cell>
        </table:table-row>
        <table:table-row table:style-name="ro1">
          <table:table-cell office:value-type="float" office:value="48.4788" calcext:value-type="float">
            <text:p>48.4788</text:p>
          </table:table-cell>
          <table:table-cell office:value-type="float" office:value="236.635" calcext:value-type="float">
            <text:p>236.635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Lake Hill Elementary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office:value-type="float" office:value="48.4655" calcext:value-type="float">
            <text:p>48.4655</text:p>
          </table:table-cell>
          <table:table-cell office:value-type="float" office:value="236.494" calcext:value-type="float">
            <text:p>236.4940</text:p>
          </table:table-cell>
          <table:table-cell office:value-type="float" office:value="88" calcext:value-type="float">
            <text:p>88.00</text:p>
          </table:table-cell>
          <table:table-cell office:value-type="string" calcext:value-type="string">
            <text:p>Lakewood Elementary</text:p>
          </table:table-cell>
          <table:table-cell office:value-type="string" calcext:value-type="string">
            <text:p>LW</text:p>
          </table:table-cell>
        </table:table-row>
        <table:table-row table:style-name="ro1">
          <table:table-cell office:value-type="float" office:value="48.4451" calcext:value-type="float">
            <text:p>48.4451</text:p>
          </table:table-cell>
          <table:table-cell office:value-type="float" office:value="236.672" calcext:value-type="float">
            <text:p>236.67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ansdowne Middle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48.5014" calcext:value-type="float">
            <text:p>48.5014</text:p>
          </table:table-cell>
          <table:table-cell office:value-type="float" office:value="236.639" calcext:value-type="float">
            <text:p>236.639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Lochside Elementary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float" office:value="48.4253" calcext:value-type="float">
            <text:p>48.4253</text:p>
          </table:table-cell>
          <table:table-cell office:value-type="float" office:value="236.595" calcext:value-type="float">
            <text:p>236.5950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Macaulay Elementary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48.4161" calcext:value-type="float">
            <text:p>48.4161</text:p>
          </table:table-cell>
          <table:table-cell office:value-type="float" office:value="236.67" calcext:value-type="float">
            <text:p>236.6700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argaret Jenkins Elementary</text:p>
          </table:table-cell>
          <table:table-cell office:value-type="string" calcext:value-type="string">
            <text:p>MJ</text:p>
          </table:table-cell>
        </table:table-row>
        <table:table-row table:style-name="ro1">
          <table:table-cell office:value-type="float" office:value="48.4182" calcext:value-type="float">
            <text:p>48.4182</text:p>
          </table:table-cell>
          <table:table-cell office:value-type="float" office:value="236.686" calcext:value-type="float">
            <text:p>236.686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Monterey Middle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48.6701" calcext:value-type="float">
            <text:p>48.6701</text:p>
          </table:table-cell>
          <table:table-cell office:value-type="float" office:value="236.579" calcext:value-type="float">
            <text:p>236.579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kland Secondary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float" office:value="48.4456" calcext:value-type="float">
            <text:p>48.4456</text:p>
          </table:table-cell>
          <table:table-cell office:value-type="float" office:value="236.639" calcext:value-type="float">
            <text:p>236.6390</text:p>
          </table:table-cell>
          <table:table-cell office:value-type="float" office:value="33" calcext:value-type="float">
            <text:p>33.00</text:p>
          </table:table-cell>
          <table:table-cell office:value-type="string" calcext:value-type="string">
            <text:p>Quadra Elementary</text:p>
          </table:table-cell>
          <table:table-cell office:value-type="string" calcext:value-type="string">
            <text:p>QD</text:p>
          </table:table-cell>
        </table:table-row>
        <table:table-row table:style-name="ro1">
          <table:table-cell office:value-type="float" office:value="48.4683" calcext:value-type="float">
            <text:p>48.4683</text:p>
          </table:table-cell>
          <table:table-cell office:value-type="float" office:value="236.641" calcext:value-type="float">
            <text:p>236.6410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Reynolds High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48.4744" calcext:value-type="float">
            <text:p>48.4744</text:p>
          </table:table-cell>
          <table:table-cell office:value-type="float" office:value="236.619" calcext:value-type="float">
            <text:p>236.6190</text:p>
          </table:table-cell>
          <table:table-cell office:value-type="float" office:value="49" calcext:value-type="float">
            <text:p>49.00</text:p>
          </table:table-cell>
          <table:table-cell office:value-type="string" calcext:value-type="string">
            <text:p>Rogers Elementary</text:p>
          </table:table-cell>
          <table:table-cell office:value-type="string" calcext:value-type="string">
            <text:p>RG</text:p>
          </table:table-cell>
        </table:table-row>
        <table:table-row table:style-name="ro1">
          <table:table-cell office:value-type="float" office:value="48.4205" calcext:value-type="float">
            <text:p>48.4205</text:p>
          </table:table-cell>
          <table:table-cell office:value-type="float" office:value="236.514" calcext:value-type="float">
            <text:p>236.5140</text:p>
          </table:table-cell>
          <table:table-cell office:value-type="float" office:value="77" calcext:value-type="float">
            <text:p>77.00</text:p>
          </table:table-cell>
          <table:table-cell office:value-type="string" calcext:value-type="string">
            <text:p>Sangster Elementary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48.6568" calcext:value-type="float">
            <text:p>48.6568</text:p>
          </table:table-cell>
          <table:table-cell office:value-type="float" office:value="236.357" calcext:value-type="float">
            <text:p>236.3570</text:p>
          </table:table-cell>
          <table:table-cell office:value-type="float" office:value="106" calcext:value-type="float">
            <text:p>106.00</text:p>
          </table:table-cell>
          <table:table-cell office:value-type="string" calcext:value-type="string">
            <text:p>Shawnigan Lak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float" office:value="48.4533" calcext:value-type="float">
            <text:p>48.4533</text:p>
          </table:table-cell>
          <table:table-cell office:value-type="float" office:value="236.574" calcext:value-type="float">
            <text:p>236.5740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Shoreline Middle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float" office:value="48.6529" calcext:value-type="float">
            <text:p>48.6529</text:p>
          </table:table-cell>
          <table:table-cell office:value-type="float" office:value="236.596" calcext:value-type="float">
            <text:p>236.596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idney Elementary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48.4865" calcext:value-type="float">
            <text:p>48.4865</text:p>
          </table:table-cell>
          <table:table-cell office:value-type="float" office:value="236.676" calcext:value-type="float">
            <text:p>236.6760</text:p>
          </table:table-cell>
          <table:table-cell office:value-type="float" office:value="55" calcext:value-type="float">
            <text:p>55.00</text:p>
          </table:table-cell>
          <table:table-cell office:value-type="string" calcext:value-type="string">
            <text:p>Torquay Elementary</text:p>
          </table:table-cell>
          <table:table-cell office:value-type="string" calcext:value-type="string">
            <text:p>TQ</text:p>
          </table:table-cell>
        </table:table-row>
        <table:table-row table:style-name="ro1">
          <table:table-cell office:value-type="float" office:value="48.4623" calcext:value-type="float">
            <text:p>48.4623</text:p>
          </table:table-cell>
          <table:table-cell office:value-type="float" office:value="236.691" calcext:value-type="float">
            <text:p>236.6910</text:p>
          </table:table-cell>
          <table:table-cell office:value-type="float" office:value="57" calcext:value-type="float">
            <text:p>57.00</text:p>
          </table:table-cell>
          <table:table-cell office:value-type="string" calcext:value-type="string">
            <text:p>UVic Science Building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float" office:value="48.4359" calcext:value-type="float">
            <text:p>48.4359</text:p>
          </table:table-cell>
          <table:table-cell office:value-type="float" office:value="236.689" calcext:value-type="float">
            <text:p>236.689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Willows Elementary</text:p>
          </table:table-cell>
          <table:table-cell office:value-type="string" calcext:value-type="string">
            <text:p>WL</text:p>
          </table:table-cell>
        </table:table-row>
        <table:table-row table:style-name="ro1">
          <table:table-cell office:value-type="float" office:value="48.4572" calcext:value-type="float">
            <text:p>48.4572</text:p>
          </table:table-cell>
          <table:table-cell office:value-type="float" office:value="236.451" calcext:value-type="float">
            <text:p>236.4510</text:p>
          </table:table-cell>
          <table:table-cell office:value-type="float" office:value="84" calcext:value-type="float">
            <text:p>84.00</text:p>
          </table:table-cell>
          <table:table-cell office:value-type="string" calcext:value-type="string">
            <text:p>Willway Elementary</text:p>
          </table:table-cell>
          <table:table-cell office:value-type="string" calcext:value-type="string">
            <text:p>WW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PingFang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uo</meta:initial-creator>
    <meta:creation-date>2018-12-12T17:54:37.742263000</meta:creation-date>
    <dc:date>2018-12-12T21:52:15.720277000</dc:date>
    <dc:creator>Kevin Kuo</dc:creator>
    <meta:editing-duration>PT5M32S</meta:editing-duration>
    <meta:editing-cycles>1</meta:editing-cycles>
    <meta:document-statistic meta:table-count="1" meta:cell-count="190" meta:object-count="0"/>
    <meta:generator>LibreOffice/6.1.2.1$MacOSX_X86_64 LibreOffice_project/65905a128db06ba48db947242809d14d3f9a93fe</meta:generator>
  </office:meta>
</office:document-meta>
</file>